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Game scroing</text:p>
          </table:table-cell>
        </table:table-row>
      </table:table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1T12:49:55.748283637</dc:date>
    <meta:creation-date>2014-12-14T08:12:00Z</meta:creation-date>
    <meta:editing-cycles>619</meta:editing-cycles>
    <meta:editing-duration>P1DT20M43S</meta:editing-duration>
    <meta:generator>LibreOffice/6.4.7.2$Linux_X86_64 LibreOffice_project/40$Build-2</meta:generator>
    <meta:document-statistic meta:table-count="11" meta:cell-count="1851" meta:object-count="0"/>
  </office:meta>
</office:document-meta>
</file>